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keep-together="auto" fo:orphans="0" fo:widows="0" fo:text-indent="-0.25in" style:auto-text-indent="false" fo:keep-with-next="auto"/>
    </style:style>
    <style:style style:name="P2" style:family="paragraph" style:parent-style-name="Standard">
      <style:paragraph-properties fo:margin-top="0in" fo:margin-bottom="0in" loext:contextual-spacing="false" fo:keep-together="auto" fo:orphans="0" fo:widows="0" fo:keep-with-next="auto"/>
    </style:style>
    <style:style style:name="P3" style:family="paragraph" style:parent-style-name="Heading_20_1">
      <style:paragraph-properties fo:margin-top="0.139in" fo:margin-bottom="0in" loext:contextual-spacing="false" fo:line-height="100%" fo:keep-together="auto" fo:orphans="0" fo:widows="0" fo:keep-with-next="auto"/>
    </style:style>
    <style:style style:name="P4" style:family="paragraph" style:parent-style-name="Heading_20_1" style:master-page-name="Standard">
      <style:paragraph-properties fo:margin-top="0.139in" fo:margin-bottom="0in" loext:contextual-spacing="false" fo:line-height="100%" fo:keep-together="auto" fo:orphans="0" fo:widows="0" style:page-number="1" fo:keep-with-next="auto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eea5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ur Values</text:p>
      <text:list xml:id="list8288056655173785418" text:style-name="WWNum1">
        <text:list-item>
          <text:p text:style-name="P1"><office:annotation office:name="__Annotation__87_809085829"><dc:creator>Scott Lowe</dc:creator><dc:date>2013-04-22T09:57:32</dc:date><text:p><text:span text:style-name="T3">As for how they're reflected in the Party: the Moderators are given these as guidelines for suspension. That way, the Moderators are enforcing a culture designed around our Values and Purpose. Thoughts?</text:span></text:p><text:p/></office:annotation><office:annotation office:name="__Annotation__85_809085829"><dc:creator>Scott Lowe</dc:creator><dc:date>2013-04-22T09:56:17</dc:date><text:p><text:span text:style-name="T3">These Values and Purpose go back to day 1. I'm a big fan of Built To Last, and the main takeaway is that all of the great organizations that have ever existed had both a purpose and a set of values aside from profit. Everyone on the team agreed that we should start there, and that everything else would follow. I think they've served us well so far, and hopefully they'll continue to keep us on track as we move forward. :)</text:span></text:p><text:p/></office:annotation><office:annotation office:name="__Annotation__83_809085829"><dc:creator>Ajooni Sethi</dc:creator><dc:date>2013-04-22T09:57:32</dc:date><text:p><text:span text:style-name="T3">How did the group decide on these and how are they reflected in the Info Party?</text:span></text:p><text:p/></office:annotation>Transparency &amp; Open Minds</text:p>
        </text:list-item>
        <text:list-item>
          <text:p text:style-name="P1">Respect &amp; Humility</text:p>
        </text:list-item>
        <text:list-item>
          <text:p text:style-name="P1">Data &amp; Information</text:p>
        </text:list-item>
        <text:list-item>
          <text:p text:style-name="P1">Logic &amp; Reason<office:annotation-end office:name="__Annotation__83_809085829"/><office:annotation-end office:name="__Annotation__85_809085829"/><office:annotation-end office:name="__Annotation__87_809085829"/></text:p>
        </text:list-item>
        <text:list-item>
          <text:p text:style-name="P1"><office:annotation office:name="__Annotation__94_809085829"><dc:creator>Scott Lowe</dc:creator><dc:date>2013-04-22T09:54:26</dc:date><text:p><text:span text:style-name="T3">I have no objections. It's really core to what we're doing. I'd like to add "&amp; Collaboration" to put a positive connotation with it, and maintain consistency with our format. Anyone else?</text:span></text:p><text:p/></office:annotation>Democracy <text:span text:style-name="T2"><office:annotation office:name="__Annotation__102_809085829"><dc:creator>Steven Sewell</dc:creator><dc:date>2017-03-28T14:20:19.549000000</dc:date><loext:sender-initials>SS</loext:sender-initials><text:p text:style-name="P5"><text:span text:style-name="T4">Updated to include &amp; Collaboration.</text:span></text:p></office:annotation></text:span><text:span text:style-name="T2">&amp; Colaboration</text:span><office:annotation-end office:name="__Annotation__102_809085829"/><office:annotation-end office:name="__Annotation__94_809085829"/></text:p>
        </text:list-item>
      </text:list>
      <text:p text:style-name="P2"/>
      <text:p text:style-name="P3">Our Purpose</text:p>
      <text:p text:style-name="P2">To improve the political representation of the American people and the efficacy of their government</text:p>
      <text:p text:style-name="P2"/>
      <text:p text:style-name="P2"><text:span text:style-name="T1">What it means to be a member of the Information Party</text:span></text:p>
      <text:p text:style-name="P2">Becoming a member of the Information Party does not mean that you take on all of the stances of the Party at any one time or ever. In this sense, being a member of the Information Party means something very different from being a member of the Democratic, Republican, or Green Party. Rather, being an Info Party member means associating yourself with our core values, not any specific political stance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4:21:20.936000000</dc:date>
    <dc:creator>Steven Sewell</dc:creator>
    <meta:editing-duration>PT6M35S</meta:editing-duration>
    <meta:editing-cycles>1</meta:editing-cycles>
    <meta:document-statistic meta:table-count="0" meta:image-count="0" meta:object-count="0" meta:page-count="1" meta:paragraph-count="10" meta:word-count="121" meta:character-count="680" meta:non-whitespace-character-count="574"/>
    <meta:generator>LibreOffice/5.2.3.3$Windows_x86 LibreOffice_project/d54a8868f08a7b39642414cf2c8ef2f228f780cf</meta:generator>
  </office:meta>
</office:document-meta>
</file>